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T scan</text:p>
      <text:p text:style-name="Standard">A computed tomography scan (CT scan), <text:s/>formerly called computed axial tomography scan (CAT scan), is a medical imaging technique used to obtain detailed internal images of the body. The personnel that perform CT scans are called radiographers or radiology technologists.<text:line-break/>CT scanners use a rotating X-ray tube and a row of detectors placed in a gantry to measure X-ray attenuations by different tissues inside the body. The multiple X-ray measurements taken from different angles are then processed on a computer using tomographic reconstruction algorithms to produce tomographic (cross-sectional) images (virtual "slices") of a body. CT scans can be used in patients with metallic implants or pacemakers, for whom magnetic resonance imaging (MRI) is contraindicated.<text:line-break/>Since its development in the 1970s, CT scanning has proven to be a versatile imaging technique. While CT is most prominently used in medical diagnosis, it can also be used to form images of non-living objects. The 1979 Nobel Prize in Physiology or Medicine was awarded jointly to South African-American physicist Allan MacLeod Cormack and British electrical engineer Godfrey Hounsfield "for the development of computer-assisted tomography"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82" meta:character-count="1214" meta:non-whitespace-character-count="1033"/>
    <meta:user-defined meta:name="AppVersion">14.0000</meta:user-defined>
    <meta:template xlink:type="simple" xlink:actuate="onRequest" xlink:title="Normal.dotm" xlink:href=""/>
  </office:meta>
</office:document-meta>
</file>